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ise Elliott</text:p>
      <text:p text:style-name="P1">CS 203</text:p>
      <text:p text:style-name="P1">McCarthy</text:p>
      <text:p text:style-name="P1">8 Nov. 2014</text:p>
      <text:p text:style-name="P2">Polymorphic Finite Bags Interface Manual</text:p>
      <text:p text:style-name="P2"/>
      <text:p text:style-name="P3">Interface FiniteBag&lt;D extends Comparable&gt; </text:p>
      <text:p text:style-name="P3"><text:span text:style-name="T1"><text:tab/>Superinterfaces: Sequenced&lt;D&gt;</text:span></text:p>
      <text:p text:style-name="P3"><text:span text:style-name="T1"><text:tab/>Implementing Classes: FBEmpty: FBTree&lt;D&gt;, FBEmpty&lt;D&gt;</text:span></text:p>
      <text:p text:style-name="P3"><text:span text:style-name="T1"><text:tab/>Description: Represents a type-generic multiset of Comparable objects</text:span></text:p>
      <text:p text:style-name="P3"><text:span text:style-name="T1"><text:tab/>List of Methods:</text:span></text:p>
      <text:p text:style-name="P3"><text:span text:style-name="T1"><text:tab/><text:tab/>FiniteBag&lt;D&gt; </text:span>empty<text:span text:style-name="T1">();</text:span></text:p>
      <text:p text:style-name="P3"><text:span text:style-name="T1"><text:s text:c="3"/><text:tab/><text:tab/>int </text:span>cardinality<text:span text:style-name="T1">();</text:span></text:p>
      <text:p text:style-name="P3"><text:span text:style-name="T1"><text:s text:c="4"/><text:tab/><text:tab/>int </text:span>countElt<text:span text:style-name="T1">(D elt);</text:span></text:p>
      <text:p text:style-name="P3"><text:span text:style-name="T1"><text:s text:c="3"/><text:tab/><text:tab/>boolean </text:span>isEmpty<text:span text:style-name="T1">();</text:span></text:p>
      <text:p text:style-name="P3"><text:span text:style-name="T1"><text:s text:c="3"/><text:tab/><text:tab/>boolean </text:span>member<text:span text:style-name="T1">(D elt);</text:span></text:p>
      <text:p text:style-name="P3"><text:span text:style-name="T1"><text:s text:c="2"/><text:tab/><text:tab/>boolean </text:span>equal<text:span text:style-name="T1">(FiniteBag&lt;D&gt; b);</text:span></text:p>
      <text:p text:style-name="P3"><text:span text:style-name="T1"><text:s/><text:tab/><text:tab/>boolean </text:span>subset<text:span text:style-name="T1">(FiniteBag&lt;D&gt; b);</text:span></text:p>
      <text:p text:style-name="P3"><text:span text:style-name="T1"><text:s text:c="3"/><text:tab/><text:tab/>FiniteBag&lt;D&gt; </text:span>add<text:span text:style-name="T1">(D elt);</text:span></text:p>
      <text:p text:style-name="P3"><text:span text:style-name="T1"><text:s text:c="4"/><text:tab/><text:tab/>FiniteBag&lt;D&gt; </text:span>addMultiple<text:span text:style-name="T1">(D elt, int count);</text:span></text:p>
      <text:p text:style-name="P3"><text:span text:style-name="T1"><text:s text:c="4"/><text:tab/><text:tab/>FiniteBag&lt;D&gt; </text:span>addInner<text:span text:style-name="T1">(D elt, int count);</text:span></text:p>
      <text:p text:style-name="P3"><text:span text:style-name="T1"><text:s text:c="4"/><text:tab/><text:tab/>FiniteBag&lt;D&gt; </text:span>blacken<text:span text:style-name="T1">();</text:span></text:p>
      <text:p text:style-name="P3"><text:span text:style-name="T1"><text:s text:c="4"/><text:tab/><text:tab/>FiniteBag&lt;D&gt; </text:span>remove<text:span text:style-name="T1">(D elt);</text:span></text:p>
      <text:p text:style-name="P3"><text:span text:style-name="T1"><text:s text:c="4"/><text:tab/><text:tab/>FiniteBag&lt;D&gt; </text:span>removeMultiple<text:span text:style-name="T1">(D elt, int count);</text:span></text:p>
      <text:p text:style-name="P3"><text:span text:style-name="T1"><text:s text:c="4"/><text:tab/><text:tab/>FiniteBag&lt;D&gt; </text:span>removeAll<text:span text:style-name="T1">(D elt);</text:span></text:p>
      <text:p text:style-name="P3"><text:span text:style-name="T1"><text:s text:c="4"/><text:tab/><text:tab/>FiniteBag&lt;D&gt; </text:span>union<text:span text:style-name="T1">(FiniteBag&lt;D&gt; b);</text:span></text:p>
      <text:p text:style-name="P3"><text:span text:style-name="T1"><text:s text:c="4"/><text:tab/><text:tab/>FiniteBag&lt;D&gt; </text:span>inter<text:span text:style-name="T1">(FiniteBag&lt;D&gt; b);</text:span></text:p>
      <text:p text:style-name="P3"><text:span text:style-name="T1"><text:s text:c="4"/><text:tab/><text:tab/>FiniteBag&lt;D&gt; </text:span>diff<text:span text:style-name="T1">(FiniteBag&lt;D&gt; b);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<text:tab/>Breakdown of Methods</text:span>:</text:p>
      <text:p text:style-name="P3"><text:tab/><text:tab/>public FiniteBag&lt;D&gt; empty()</text:p>
      <text:p text:style-name="P4"><text:tab/><text:tab/>Parameters: none /* Implicit this */</text:p>
      <text:p text:style-name="P4"><text:tab/><text:tab/>Return: FiniteBag</text:p>
      <text:p text:style-name="P4"><text:tab/><text:tab/>Description: Creates a fresh empty finite bag.</text:p>
      <text:p text:style-name="P4"><text:tab/><text:tab/>empty() ==&gt; new Bag()</text:p>
      <text:p text:style-name="P4"/>
      <text:p text:style-name="P4"><text:tab/><text:tab/><text:span text:style-name="T2">int cardinality()</text:span></text:p>
      <text:p text:style-name="P4"><text:span text:style-name="T2"><text:tab/><text:tab/></text:span>Parameters: none /* Implicit this */</text:p>
      <text:p text:style-name="P4"><text:tab/><text:tab/>Return: int</text:p>
      <text:p text:style-name="P4"><text:tab/><text:tab/>Description: Returns the total number of distinct elements in the finite bag</text:p>
      <text:p text:style-name="P4"><text:tab/><text:tab/>Bag(1, 2, 3, 4, 5).cardinality() ==&gt; 5 </text:p>
      <text:p text:style-name="P4"/>
      <text:p text:style-name="P3"><text:span text:style-name="T1"><text:s text:c="4"/><text:tab/><text:tab/></text:span>int countElt(D elt)</text:p>
      <text:p text:style-name="P4"><text:tab/><text:tab/>Parameters: D elt, /* Implicit this */</text:p>
      <text:p text:style-name="P4"><text:tab/><text:tab/>Return: int</text:p>
      <text:p text:style-name="P4"><text:tab/><text:tab/>Description: Returns the number of occurrences of elt in the finite bag</text:p>
      <text:p text:style-name="P4"><text:tab/><text:tab/>Bag(1, 2, 2, 3, 4).countElt(2) ==&gt; 2</text:p>
      <text:p text:style-name="P4"/>
      <text:p text:style-name="P3"><text:s text:c="3"/><text:tab/><text:tab/>boolean isEmpty()</text:p>
      <text:p text:style-name="P3"><text:tab/><text:tab/><text:span text:style-name="T1">Parameters: none /* Implicit this */</text:span></text:p>
      <text:p text:style-name="P3"><text:span text:style-name="T1"><text:tab/><text:tab/>Return: boolean</text:span></text:p>
      <text:p text:style-name="P3"><text:span text:style-name="T1"><text:tab/><text:tab/>Description: Returns true if the finite bag is empty, false otherwise</text:span></text:p>
      <text:p text:style-name="P3"><text:span text:style-name="T1"><text:tab/><text:tab/>Bag(1, 2).isEmpty() ==&gt; false || Bag().isEmpty() ==&gt; true</text:span></text:p>
      <text:p text:style-name="P3"><text:span text:style-name="T1"/></text:p>
      <text:p text:style-name="P3"><text:s text:c="3"/><text:tab/><text:tab/>boolean member(D elt)</text:p>
      <text:p text:style-name="P3"><text:tab/><text:tab/><text:span text:style-name="T1">Parameters: D elt, /* Implicit this */</text:span></text:p>
      <text:p text:style-name="P3"><text:span text:style-name="T1"><text:tab/><text:tab/>Return: boolean</text:span></text:p>
      <text:p text:style-name="P3"><text:span text:style-name="T1"><text:tab/><text:tab/>Description: Returns true if elt is found in the finite bag, false otherwise</text:span></text:p>
      <text:p text:style-name="P3"><text:span text:style-name="T1"><text:tab/><text:tab/>Bag(1, 2, 3).member(2) ==&gt; true || Bag(1, 2, 3).member(4) ==&gt; false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 text:c="2"/><text:tab/><text:tab/>boolean equal(FiniteBag&lt;D&gt; b)</text:p>
      <text:p text:style-name="P3"><text:tab/><text:tab/><text:span text:style-name="T1">Parameters: FiniteBag&lt;D&gt; b, /* Implicit this */</text:span></text:p>
      <text:p text:style-name="P3"><text:span text:style-name="T1"><text:tab/><text:tab/>Return: boolean</text:span></text:p>
      <text:p text:style-name="P3"><text:span text:style-name="T1"><text:tab/><text:tab/>Description: Returns true if this finite bag and b contain exactly the same elements</text:span></text:p>
      <text:p text:style-name="P3"><text:span text:style-name="T1"><text:tab/><text:tab/>Bag(1, 2, 2 ,3).equal(Bag(1, 2, 2, 3)) ==&gt; true || Bag().equal(Bag(1)) ==&gt; false</text:span></text:p>
      <text:p text:style-name="P3"><text:span text:style-name="T1"/></text:p>
      <text:p text:style-name="P3"><text:s/><text:tab/><text:tab/>boolean subset(FiniteBag&lt;D&gt; b)</text:p>
      <text:p text:style-name="P3"><text:tab/><text:tab/><text:span text:style-name="T1">Parameters: FiniteBag&lt;D&gt; b, /* Implicit this */</text:span></text:p>
      <text:p text:style-name="P3"><text:span text:style-name="T1"><text:tab/><text:tab/>Return: boolean</text:span></text:p>
      <text:p text:style-name="P3"><text:span text:style-name="T1"><text:tab/><text:tab/>Description: Returns true if b is a subset of this finite bag</text:span></text:p>
      <text:p text:style-name="P3"><text:span text:style-name="T1"><text:tab/><text:tab/>Bag(1, 2, 3).subset(Bag(1, 2)) ==&gt; true || Bag().subset(Bag(1, 2)) ==&gt; false</text:span></text:p>
      <text:p text:style-name="P3"><text:span text:style-name="T1"/></text:p>
      <text:p text:style-name="P3"><text:s text:c="3"/><text:tab/><text:tab/>FiniteBag&lt;D&gt; add(D elt)</text:p>
      <text:p text:style-name="P3"><text:tab/><text:tab/><text:span text:style-name="T1">Parameters: D elt, /* Implicit this */</text:span></text:p>
      <text:p text:style-name="P3"><text:span text:style-name="T1"><text:tab/><text:tab/>Return: FiniteBag&lt;D&gt;</text:span></text:p>
      <text:p text:style-name="P3"><text:span text:style-name="T1"><text:tab/><text:tab/>Description: Inserts one occurrence of elt into this finite bag, returning the resulting bag</text:span></text:p>
      <text:p text:style-name="P3"><text:span text:style-name="T1"><text:tab/><text:tab/>Bag().add(2) ==&gt; Bag(2)</text:span></text:p>
      <text:p text:style-name="P3"><text:span text:style-name="T1"/></text:p>
      <text:p text:style-name="P3"><text:s text:c="4"/><text:tab/><text:tab/>FiniteBag&lt;D&gt; addMultiple(D elt, int count)</text:p>
      <text:p text:style-name="P3"><text:tab/><text:tab/><text:span text:style-name="T1">Parameters: D elt, int count, /* Implicit this */</text:span></text:p>
      <text:p text:style-name="P3"><text:span text:style-name="T1"><text:tab/><text:tab/>Return: FiniteBag&lt;D&gt;</text:span></text:p>
      <text:p text:style-name="P3"><text:span text:style-name="T1"><text:tab/><text:tab/>Description: Inserts count occurrences of elt into this finite bag, returning the </text:span></text:p>
      <text:p text:style-name="P3"><text:span text:style-name="T1"><text:tab/><text:tab/><text:tab/> <text:s text:c="8"/>resulting bag</text:span></text:p>
      <text:p text:style-name="P3"><text:span text:style-name="T1"><text:tab/><text:tab/>Bag().addMultiple(2, 3) ==&gt; Bag(2, 2, 2)</text:span></text:p>
      <text:p text:style-name="P3"><text:span text:style-name="T1"/></text:p>
      <text:p text:style-name="P3"><text:s text:c="4"/><text:tab/><text:tab/>FiniteBag&lt;D&gt; addInner(D elt, int count)</text:p>
      <text:p text:style-name="P3"><text:tab/><text:tab/><text:span text:style-name="T1">Parameters: D elt, int count, /* Implicit this */</text:span></text:p>
      <text:p text:style-name="P3"><text:span text:style-name="T1"><text:tab/><text:tab/>Return: FiniteBag&lt;D&gt;</text:span></text:p>
      <text:p text:style-name="P3"><text:span text:style-name="T1"><text:tab/><text:tab/>Description: Inserts count occurrences of elt into this finite bag, returning the</text:span></text:p>
      <text:p text:style-name="P3"><text:span text:style-name="T1"><text:tab/><text:tab/><text:tab/> <text:s text:c="8"/>resulting bag (for existing internal method calls only)</text:span></text:p>
      <text:p text:style-name="P3"><text:span text:style-name="T1"><text:tab/><text:tab/>Bag().addInner(1, 2) ==&gt; Bag(1, 1)</text:span></text:p>
      <text:p text:style-name="P3"><text:span text:style-name="T1"/></text:p>
      <text:p text:style-name="P3"><text:span text:style-name="T1"/></text:p>
      <text:p text:style-name="P3"><text:soft-page-break/><text:s text:c="4"/><text:tab/><text:tab/>FiniteBag&lt;D&gt; blacken()</text:p>
      <text:p text:style-name="P3"><text:tab/><text:tab/><text:span text:style-name="T1">Parameters: none, /* Implicit this */</text:span></text:p>
      <text:p text:style-name="P3"><text:span text:style-name="T1"><text:tab/><text:tab/>Return: FiniteBag&lt;D&gt;</text:span></text:p>
      <text:p text:style-name="P3"><text:span text:style-name="T1"><text:tab/><text:tab/>Description: Returns this finite bag with the color changed to black (for existing</text:span></text:p>
      <text:p text:style-name="P3"><text:span text:style-name="T1"><text:tab/><text:tab/><text:tab/> <text:s text:c="8"/>internal method calls only)</text:span></text:p>
      <text:p text:style-name="P3"><text:span text:style-name="T1"><text:tab/><text:tab/>RedBag(1).blacken() ==&gt; BlackBag(1)</text:span></text:p>
      <text:p text:style-name="P3"><text:span text:style-name="T1"/></text:p>
      <text:p text:style-name="P3"><text:s text:c="4"/><text:tab/><text:tab/>FiniteBag&lt;D&gt; remove(D elt)</text:p>
      <text:p text:style-name="P3"><text:tab/><text:tab/><text:span text:style-name="T1">Parameters: D elt, /* Implicit this */</text:span></text:p>
      <text:p text:style-name="P3"><text:span text:style-name="T1"><text:tab/><text:tab/>Return: FiniteBag&lt;D&gt;</text:span></text:p>
      <text:p text:style-name="P3"><text:span text:style-name="T1"><text:tab/><text:tab/>Description: Removes one occurrence of elt in this finite bag, returning the resulting bag</text:span></text:p>
      <text:p text:style-name="P3"><text:span text:style-name="T1"><text:tab/><text:tab/>Bag(1, 1).remove(1) ==&gt; Bag(1)</text:span></text:p>
      <text:p text:style-name="P3"><text:span text:style-name="T1"/></text:p>
      <text:p text:style-name="P3"><text:s text:c="4"/><text:tab/><text:tab/>FiniteBag&lt;D&gt; removeMultiple(D elt, int count)</text:p>
      <text:p text:style-name="P3"><text:tab/><text:tab/><text:span text:style-name="T1">Parameters: D elt, int count, /* Implicit this */</text:span></text:p>
      <text:p text:style-name="P3"><text:span text:style-name="T1"><text:tab/><text:tab/>Return: FiniteBag&lt;D&gt;</text:span></text:p>
      <text:p text:style-name="P3"><text:span text:style-name="T1"><text:tab/><text:tab/>Description: Removes count occurrences of elt in this finite bag, returning the </text:span></text:p>
      <text:p text:style-name="P3"><text:span text:style-name="T1"><text:tab/><text:tab/><text:tab/> <text:s text:c="8"/>resulting bag</text:span></text:p>
      <text:p text:style-name="P3"><text:span text:style-name="T1"><text:tab/><text:tab/>Bag(1, 1, 1).removeMultiple(1, 2) ==&gt; Bag(1)</text:span></text:p>
      <text:p text:style-name="P3"><text:span text:style-name="T1"/></text:p>
      <text:p text:style-name="P3"><text:s text:c="4"/><text:tab/><text:tab/>FiniteBag&lt;D&gt; removeAll(D elt)</text:p>
      <text:p text:style-name="P3"><text:tab/><text:tab/><text:span text:style-name="T1">Parameters: D elt, /* Implicit this */</text:span></text:p>
      <text:p text:style-name="P3"><text:span text:style-name="T1"><text:tab/><text:tab/>Return: FiniteBag&lt;D&gt;</text:span></text:p>
      <text:p text:style-name="P3"><text:span text:style-name="T1"><text:tab/><text:tab/>Description: Removes all occurrences of elt in this finite bag, returning the resulting bag</text:span></text:p>
      <text:p text:style-name="P3"><text:span text:style-name="T1"><text:tab/><text:tab/>Bag(1, 1, 1).removeAll(1) ==&gt; Bag()</text:span></text:p>
      <text:p text:style-name="P3"><text:span text:style-name="T1"/></text:p>
      <text:p text:style-name="P3"><text:s text:c="4"/><text:tab/><text:tab/>FiniteBag&lt;D&gt; union(FiniteBag&lt;D&gt; b)</text:p>
      <text:p text:style-name="P3"><text:tab/><text:tab/><text:span text:style-name="T1">Parameters: FiniteBag&lt;D&gt; b, /* Implicit this */</text:span></text:p>
      <text:p text:style-name="P3"><text:span text:style-name="T1"><text:tab/><text:tab/>Return: FiniteBag&lt;D&gt;</text:span></text:p>
      <text:p text:style-name="P3"><text:span text:style-name="T1"><text:tab/><text:tab/>Description: Returns the FiniteBag representing the union of this finite bag and b</text:span></text:p>
      <text:p text:style-name="P3"><text:span text:style-name="T1"><text:tab/><text:tab/>Bag(1, 2, 3, 3).union(Bag(1, 2)) ==&gt; Bag(1, 1, 2, 2, 3, 3)</text:span></text:p>
      <text:p text:style-name="P3"><text:span text:style-name="T1"/></text:p>
      <text:p text:style-name="P3"><text:span text:style-name="T1"/></text:p>
      <text:p text:style-name="P3"><text:soft-page-break/><text:s text:c="4"/><text:tab/><text:tab/>FiniteBag&lt;D&gt; inter(FiniteBag&lt;D&gt; b)</text:p>
      <text:p text:style-name="P3"><text:tab/><text:tab/><text:span text:style-name="T1">Parameters: FiniteBag&lt;D&gt;, /* Implicit this */</text:span></text:p>
      <text:p text:style-name="P3"><text:span text:style-name="T1"><text:tab/><text:tab/>Return: FiniteBag&lt;D&gt;</text:span></text:p>
      <text:p text:style-name="P3"><text:span text:style-name="T1"><text:tab/><text:tab/>Description: Returns the FiniteBag representing the intersection of this finite bag and b</text:span></text:p>
      <text:p text:style-name="P3"><text:span text:style-name="T1"><text:tab/><text:tab/>Bag(1, 1, 2, 3).inter(Bag(1, 2)) ==&gt; Bag(1, 2)</text:span></text:p>
      <text:p text:style-name="P3"><text:span text:style-name="T1"/></text:p>
      <text:p text:style-name="P3"><text:s text:c="4"/><text:tab/><text:tab/>FiniteBag&lt;D&gt; diff(FiniteBag&lt;D&gt; b)</text:p>
      <text:p text:style-name="P3"><text:tab/><text:tab/><text:span text:style-name="T1">Parameters: FiniteBag&lt;D&gt; b, /* Implicit this */</text:span></text:p>
      <text:p text:style-name="P3"><text:span text:style-name="T1"><text:tab/><text:tab/>Return: FiniteBag&lt;D&gt;</text:span></text:p>
      <text:p text:style-name="P3"><text:span text:style-name="T1"><text:tab/><text:tab/>Description: Returns the FiniteBag representing the difference of this finite bag and b</text:span></text:p>
      <text:p text:style-name="P3"><text:span text:style-name="T1"><text:tab/><text:tab/>Bag(1, 2).diff(Bag(1, 1, 2, 3)) ==&gt; Bag(1, 3)</text:span></text:p>
      <text:p text:style-name="P3"><text:span text:style-name="T1"/></text:p>
      <text:p text:style-name="P3">Interface Sequenced&lt;D&gt;</text:p>
      <text:p text:style-name="P3"><text:tab/><text:span text:style-name="T1">Extending interfaces: FiniteBag&lt;D&gt;</text:span></text:p>
      <text:p text:style-name="P3"><text:span text:style-name="T1"><text:tab/>Implementing Classes: FBTree&lt;D&gt;, FBEmpty&lt;D&gt;</text:span></text:p>
      <text:p text:style-name="P3"><text:span text:style-name="T1"><text:tab/>Description: Represents an object that is ordered</text:span></text:p>
      <text:p text:style-name="P3"><text:span text:style-name="T1"><text:tab/>List of Methods:</text:span></text:p>
      <text:p text:style-name="P3"><text:span text:style-name="T1"><text:tab/><text:tab/>Sequence&lt;D&gt; </text:span>seq<text:span text:style-name="T1">();</text:span></text:p>
      <text:p text:style-name="P3"><text:span text:style-name="T1"/></text:p>
      <text:p text:style-name="P3"><text:span text:style-name="T1"><text:tab/>Breakdown of Methods:</text:span></text:p>
      <text:p text:style-name="P3"><text:span text:style-name="T1"><text:tab/><text:tab/></text:span>Sequence&lt;D&gt; seq()</text:p>
      <text:p text:style-name="P3"><text:tab/><text:tab/><text:span text:style-name="T1">Parameters: none, /* Implicit this */</text:span></text:p>
      <text:p text:style-name="P3"><text:span text:style-name="T1"><text:tab/><text:tab/>Return: Sequence&lt;D&gt;</text:span></text:p>
      <text:p text:style-name="P3"><text:span text:style-name="T1"><text:tab/><text:tab/>Description: Returns the sequence that corresponds to the implicit this object</text:span></text:p>
      <text:p text:style-name="P3"><text:span text:style-name="T1"><text:tab/><text:tab/>Sequenced(1, 2, 3).seq() ==&gt; Sequence(1, 2, 3)</text:span></text:p>
      <text:p text:style-name="P3"><text:span text:style-name="T1"/></text:p>
      <text:p text:style-name="P3">Interface Sequence&lt;D&gt; </text:p>
      <text:p text:style-name="P3"><text:tab/><text:span text:style-name="T1">Implementing Classes: FBTree&lt;D&gt;, FBEmpty&lt;D&gt;</text:span></text:p>
      <text:p text:style-name="P3"><text:span text:style-name="T1"><text:tab/>Description: Represents the ordering of an object in pay-as-you-go format</text:span></text:p>
      <text:p text:style-name="P3"><text:span text:style-name="T1"><text:tab/>List of Methods:</text:span></text:p>
      <text:p text:style-name="P3"><text:span text:style-name="T1"><text:tab/><text:tab/>public D </text:span>here<text:span text:style-name="T1">();</text:span></text:p>
      <text:p text:style-name="P3"><text:span text:style-name="T1"><text:tab/><text:tab/>public boolean</text:span> isEmpty<text:span text:style-name="T1">();</text:span></text:p>
      <text:p text:style-name="P3"><text:span text:style-name="T1"><text:tab/><text:tab/>public Sequence&lt;D&gt; </text:span>next<text:span text:style-name="T1">();</text:span></text:p>
      <text:p text:style-name="P3"><text:soft-page-break/><text:span text:style-name="T1"><text:tab/>Breakdown of Methods:</text:span></text:p>
      <text:p text:style-name="P3"><text:span text:style-name="T1"><text:tab/><text:tab/></text:span>public D here()</text:p>
      <text:p text:style-name="P3"><text:tab/><text:tab/><text:span text:style-name="T1">Parameters: none, /* Implicit this */</text:span></text:p>
      <text:p text:style-name="P3"><text:span text:style-name="T1"><text:tab/><text:tab/>Return: D</text:span></text:p>
      <text:p text:style-name="P3"><text:span text:style-name="T1"><text:tab/><text:tab/>Description: Returns the element at the start of this sequence</text:span></text:p>
      <text:p text:style-name="P3"><text:span text:style-name="T1"><text:tab/><text:tab/>Sequence(1, 2, 3).here() ==&gt; 1</text:span></text:p>
      <text:p text:style-name="P3"><text:span text:style-name="T1"/></text:p>
      <text:p text:style-name="P3"><text:tab/><text:tab/>public boolean isEmpty()</text:p>
      <text:p text:style-name="P3"><text:tab/><text:tab/><text:span text:style-name="T1">Parameters: none, /* Implicit this */</text:span></text:p>
      <text:p text:style-name="P3"><text:span text:style-name="T1"><text:tab/><text:tab/>Return: boolean</text:span></text:p>
      <text:p text:style-name="P3"><text:span text:style-name="T1"><text:tab/><text:tab/>Description: Returns true if there is nothing more in the sequence, false otherwise</text:span></text:p>
      <text:p text:style-name="P3"><text:span text:style-name="T1"><text:tab/><text:tab/>Sequence().isEmpty() ==&gt; true || Sequence(1, 2, 3).isEmpty() ==&gt; false</text:span></text:p>
      <text:p text:style-name="P3"><text:span text:style-name="T1"/></text:p>
      <text:p text:style-name="P3"><text:tab/><text:tab/>public Sequence&lt;D&gt; next()</text:p>
      <text:p text:style-name="P3"><text:tab/><text:tab/><text:span text:style-name="T1">Parameters: none, /* Implicit this */</text:span></text:p>
      <text:p text:style-name="P3"><text:span text:style-name="T1"><text:tab/><text:tab/>Return: Sequence&lt;D&gt;</text:span></text:p>
      <text:p text:style-name="P3"><text:span text:style-name="T1"><text:tab/><text:tab/>Description: Returns the sequence that includes everything in this sequence except the <text:tab/><text:tab/><text:tab/><text:tab/> <text:s text:c="8"/>first element</text:span></text:p>
      <text:p text:style-name="P3"><text:span text:style-name="T1"><text:tab/><text:tab/>Sequence(1, 2, 3).next() ==&gt; Sequence(2, 3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se Elliott</meta:initial-creator>
    <meta:creation-date>2014-11-07T01:27:30.38</meta:creation-date>
    <dc:date>2014-11-07T17:12:03.42</dc:date>
    <dc:creator>Elise Elliott</dc:creator>
    <meta:editing-duration>PT15H44M31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6" meta:paragraph-count="152" meta:word-count="820" meta:character-count="6200"/>
  </office:meta>
</office:document-meta>
</file>